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6c0" officeooo:paragraph-rsid="001c66c0"/>
    </style:style>
    <style:style style:name="P2" style:family="paragraph" style:parent-style-name="Standard">
      <style:text-properties officeooo:rsid="001c66c0" officeooo:paragraph-rsid="001dd718"/>
    </style:style>
    <style:style style:name="P3" style:family="paragraph" style:parent-style-name="Standard">
      <style:text-properties officeooo:rsid="001efa98" officeooo:paragraph-rsid="001efa98"/>
    </style:style>
    <style:style style:name="P4" style:family="paragraph" style:parent-style-name="Standard">
      <style:text-properties officeooo:rsid="00203649" officeooo:paragraph-rsid="00203649"/>
    </style:style>
    <style:style style:name="P5" style:family="paragraph" style:parent-style-name="Standard">
      <style:text-properties officeooo:rsid="0020efc2" officeooo:paragraph-rsid="0020efc2"/>
    </style:style>
    <style:style style:name="P6" style:family="paragraph" style:parent-style-name="Standard">
      <style:text-properties officeooo:rsid="0020efc2" officeooo:paragraph-rsid="002260f1"/>
    </style:style>
    <style:style style:name="P7" style:family="paragraph" style:parent-style-name="Standard">
      <style:text-properties officeooo:rsid="0021a0ff" officeooo:paragraph-rsid="0021a0ff"/>
    </style:style>
    <style:style style:name="P8" style:family="paragraph" style:parent-style-name="Standard">
      <style:text-properties officeooo:rsid="002260f1" officeooo:paragraph-rsid="002260f1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c66c0" officeooo:paragraph-rsid="001c66c0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c66c0" officeooo:paragraph-rsid="001dd718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3649" officeooo:paragraph-rsid="00203649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fc2" officeooo:paragraph-rsid="0020efc2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260f1" officeooo:paragraph-rsid="002260f1"/>
    </style:style>
    <style:style style:name="T1" style:family="text">
      <style:text-properties officeooo:rsid="001dd718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7">4 - Leia uma matriz 8x 8 e escreva o maior elemento da diagonal principal e a soma</text:p>
      <text:p text:style-name="P7">dos elementos desta diagonal.</text:p>
      <text:p text:style-name="P7"/>
      <text:p text:style-name="P1">#include &lt;stdio.h&gt;</text:p>
      <text:p text:style-name="P1">#include &lt;stdlib.h&gt;</text:p>
      <text:p text:style-name="P1">#include &lt;time.h&gt;</text:p>
      <text:p text:style-name="P1">int main(){</text:p>
      <text:p text:style-name="P1"/>
      <text:p text:style-name="P1"><text:tab/>int mat[3][3];</text:p>
      <text:p text:style-name="P1"><text:tab/>int a,b;</text:p>
      <text:p text:style-name="P1"><text:tab/>int n,maior,soma;</text:p>
      <text:p text:style-name="P1"/>
      <text:p text:style-name="P1"><text:tab/></text:p>
      <text:p text:style-name="P1"/>
      <text:p text:style-name="P1"><text:tab/>srand(time(NULL));</text:p>
      <text:p text:style-name="P1"><text:tab/>for(a=0;a&lt;3;a++){</text:p>
      <text:p text:style-name="P1"><text:tab/><text:tab/>for(b=0;b&lt;3;b++){</text:p>
      <text:p text:style-name="P1"><text:tab/><text:tab/><text:tab/>n= (rand() % 100);</text:p>
      <text:p text:style-name="P1"><text:tab/><text:tab/><text:tab/>mat[a][b]=n;</text:p>
      <text:p text:style-name="P1"><text:tab/><text:tab/><text:tab/>printf("Os elementos da linha %d e coluna %d da matriz %d\n",a,b,mat[a][b]);</text:p>
      <text:p text:style-name="P1"><text:tab/><text:tab/>}</text:p>
      <text:p text:style-name="P1"><text:tab/>}</text:p>
      <text:p text:style-name="P1"/>
      <text:p text:style-name="P1"><text:tab/>for(a=0;a&lt;3;a++){</text:p>
      <text:p text:style-name="P1"><text:tab/><text:tab/>for(b=0;b&lt;3;b++){</text:p>
      <text:p text:style-name="P1"><text:tab/><text:tab/><text:tab/>if((a==b) &amp;&amp; (a&amp;&amp;b)==0){</text:p>
      <text:p text:style-name="P1"><text:tab/><text:tab/><text:tab/><text:tab/>maior=mat[a][b];</text:p>
      <text:p text:style-name="P1"><text:tab/><text:tab/><text:tab/>}</text:p>
      <text:p text:style-name="P1"><text:tab/><text:tab/><text:tab/>if(mat[a][b]&gt;maior){</text:p>
      <text:p text:style-name="P1"><text:tab/><text:tab/><text:tab/><text:tab/>maior=mat[a][b];</text:p>
      <text:p text:style-name="P1"><text:tab/><text:tab/><text:tab/>}</text:p>
      <text:p text:style-name="P1"><text:tab/><text:tab/><text:tab/>if(a==b){</text:p>
      <text:p text:style-name="P1"><text:tab/><text:tab/><text:tab/><text:tab/>soma=mat[a][b];</text:p>
      <text:p text:style-name="P1"><text:tab/><text:tab/><text:tab/><text:tab/>soma=soma+mat[a][b];<text:tab/></text:p>
      <text:p text:style-name="P1"><text:tab/><text:tab/><text:tab/>}</text:p>
      <text:p text:style-name="P1"><text:tab/><text:tab/><text:tab/><text:tab/><text:tab/><text:tab/><text:tab/></text:p>
      <text:p text:style-name="P1"><text:tab/><text:tab/>}</text:p>
      <text:p text:style-name="P1"><text:tab/>}</text:p>
      <text:p text:style-name="P1"/>
      <text:p text:style-name="P1"><text:tab/>printf("Valor da diagonal maior eh %d\n",maior);</text:p>
      <text:p text:style-name="P1"><text:tab/>printf("\n");</text:p>
      <text:p text:style-name="P1"><text:tab/>printf("Soma %d",soma);</text:p>
      <text:p text:style-name="P1"/>
      <text:p text:style-name="P1"><text:tab/>return 0;</text:p>
      <text:p text:style-name="P1"/>
      <text:p text:style-name="P1">}</text:p>
      <text:p text:style-name="P1"/>
      <text:p text:style-name="P9"/>
      <text:p text:style-name="P1"/>
      <text:p text:style-name="P7"><text:soft-page-break/>5 - Leia uma matriz 6 x 6 e atribuir o valor 0 para os valores negativos encontrados</text:p>
      <text:p text:style-name="P7">fora das diagonais principal e secundaria.</text:p>
      <text:p text:style-name="P1"/>
      <text:p text:style-name="P2"><text:span text:style-name="T1">#include &lt;stdio.h&gt;</text:span></text:p>
      <text:p text:style-name="P2"><text:span text:style-name="T1">#define LIN 2</text:span></text:p>
      <text:p text:style-name="P2"><text:span text:style-name="T1">#define COL 3</text:span></text:p>
      <text:p text:style-name="P2"/>
      <text:p text:style-name="P2"><text:span text:style-name="T1">int main(){</text:span></text:p>
      <text:p text:style-name="P2"><text:span text:style-name="T1"><text:tab/>int mat[LIN][COL];</text:span></text:p>
      <text:p text:style-name="P2"><text:span text:style-name="T1"><text:tab/>int i,j;</text:span></text:p>
      <text:p text:style-name="P2"/>
      <text:p text:style-name="P2"><text:span text:style-name="T1"><text:tab/>for(i=0;i&lt;LIN;i++){</text:span></text:p>
      <text:p text:style-name="P2"><text:span text:style-name="T1"><text:tab/><text:tab/>for(j=0;j&lt;COL;j++){</text:span></text:p>
      <text:p text:style-name="P2"><text:span text:style-name="T1"><text:tab/><text:tab/><text:tab/>printf("Insira os elementos da linha %d e coluna %d da matriz : ",i,j);</text:span></text:p>
      <text:p text:style-name="P2"><text:span text:style-name="T1"><text:tab/><text:tab/><text:tab/>scanf("%d",&amp;mat[i][j]);</text:span></text:p>
      <text:p text:style-name="P2"><text:span text:style-name="T1"><text:tab/><text:tab/><text:tab/><text:tab/>if((i!=j) &amp;&amp; mat[i][j]&lt;0){</text:span></text:p>
      <text:p text:style-name="P2"><text:span text:style-name="T1"><text:tab/><text:tab/><text:tab/><text:tab/><text:tab/>mat[i][j]=0;</text:span></text:p>
      <text:p text:style-name="P2"><text:span text:style-name="T1"><text:tab/><text:tab/><text:tab/><text:tab/>}</text:span></text:p>
      <text:p text:style-name="P2"><text:span text:style-name="T1"><text:tab/><text:tab/>}</text:span></text:p>
      <text:p text:style-name="P2"><text:span text:style-name="T1"><text:tab/>}</text:span></text:p>
      <text:p text:style-name="P2"/>
      <text:p text:style-name="P2"><text:span text:style-name="T1"><text:tab/>for(i=0;i&lt;LIN;i++){</text:span></text:p>
      <text:p text:style-name="P2"><text:span text:style-name="T1"><text:tab/><text:tab/>for(j=0;j&lt;COL;j++){</text:span></text:p>
      <text:p text:style-name="P2"><text:span text:style-name="T1"><text:tab/><text:tab/><text:tab/>printf("Os elementos da linha %d e coluna %d da matriz %d\n : ",i,j,mat[i][j]);</text:span></text:p>
      <text:p text:style-name="P2"><text:span text:style-name="T1"><text:tab/><text:tab/>}</text:span></text:p>
      <text:p text:style-name="P2"><text:span text:style-name="T1"><text:tab/>}</text:span></text:p>
      <text:p text:style-name="P2"><text:span text:style-name="T1"><text:tab/></text:span></text:p>
      <text:p text:style-name="P2"><text:span text:style-name="T1"><text:tab/></text:span></text:p>
      <text:p text:style-name="P2"><text:span text:style-name="T1"><text:tab/>return 0;</text:span></text:p>
      <text:p text:style-name="P2"/>
      <text:p text:style-name="P2"><text:span text:style-name="T1">}</text:span></text:p>
      <text:p text:style-name="P10"/>
      <text:p text:style-name="P2"/>
      <text:p text:style-name="P5">6 – Faça um programa que recebe duas matrizes e mostre uma terceira, cuja diagonal</text:p>
      <text:p text:style-name="P5">principal mostra o resultado da multiplicação dos valores das diagonais principais das</text:p>
      <text:p text:style-name="P5">duas primeiras matrizes. A mesma coisa com a diagonal secundária.</text:p>
      <text:p text:style-name="P2"/>
      <text:p text:style-name="P3">#include &lt;stdio.h&gt;</text:p>
      <text:p text:style-name="P3">#include &lt;stdlib.h&gt;</text:p>
      <text:p text:style-name="P3">#include &lt;time.h&gt;</text:p>
      <text:p text:style-name="P3"/>
      <text:p text:style-name="P3"/>
      <text:p text:style-name="P3">int main(){</text:p>
      <text:p text:style-name="P3"/>
      <text:p text:style-name="P3"><text:tab/>int mat[3][3];</text:p>
      <text:p text:style-name="P3"><text:tab/>int mat2[3][3];</text:p>
      <text:p text:style-name="P3"><text:tab/>int mat3[3][3];</text:p>
      <text:p text:style-name="P3"><text:tab/>int a,b,c,d;</text:p>
      <text:p text:style-name="P3"><text:tab/>int n,m,m2;</text:p>
      <text:p text:style-name="P3"/>
      <text:p text:style-name="P3"><text:tab/></text:p>
      <text:p text:style-name="P3"><text:soft-page-break/></text:p>
      <text:p text:style-name="P3"><text:tab/>srand(time(NULL));</text:p>
      <text:p text:style-name="P3"><text:tab/>for(a=0;a&lt;3;a++){</text:p>
      <text:p text:style-name="P3"><text:tab/><text:tab/>for(b=0;b&lt;3;b++){</text:p>
      <text:p text:style-name="P3"><text:tab/><text:tab/><text:tab/>n= (rand() % 100);</text:p>
      <text:p text:style-name="P3"><text:tab/><text:tab/><text:tab/>mat[a][b]=n;</text:p>
      <text:p text:style-name="P3"><text:tab/><text:tab/><text:tab/>printf("Os elementos da linha %d e coluna %d da matriz1 %d\n",a,b,mat[a][b]);</text:p>
      <text:p text:style-name="P3"><text:tab/><text:tab/>}</text:p>
      <text:p text:style-name="P3"><text:tab/>}</text:p>
      <text:p text:style-name="P3"/>
      <text:p text:style-name="P3"><text:tab/>printf("\n");</text:p>
      <text:p text:style-name="P3"/>
      <text:p text:style-name="P3"><text:tab/>srand(time(NULL));</text:p>
      <text:p text:style-name="P3"><text:tab/>for(a=0;a&lt;3;a++){</text:p>
      <text:p text:style-name="P3"><text:tab/><text:tab/>for(b=0;b&lt;3;b++){</text:p>
      <text:p text:style-name="P3"><text:tab/><text:tab/><text:tab/>n= (rand() % 100);</text:p>
      <text:p text:style-name="P3"><text:tab/><text:tab/><text:tab/>mat2[a][b]=n;</text:p>
      <text:p text:style-name="P3"><text:tab/><text:tab/><text:tab/>printf("Os elementos da linha %d e coluna %d da matriz2 %d\n",a,b,mat2[a][b]);</text:p>
      <text:p text:style-name="P3"><text:tab/><text:tab/>}</text:p>
      <text:p text:style-name="P3"><text:tab/>}</text:p>
      <text:p text:style-name="P3"/>
      <text:p text:style-name="P3"><text:tab/>printf("\n");</text:p>
      <text:p text:style-name="P3"/>
      <text:p text:style-name="P3"><text:tab/>for(a=0;a&lt;3;a++){</text:p>
      <text:p text:style-name="P3"><text:tab/><text:tab/>for(b=0;b&lt;3;b++){</text:p>
      <text:p text:style-name="P3"><text:tab/><text:tab/><text:tab/>if(a==b){</text:p>
      <text:p text:style-name="P3"><text:tab/><text:tab/><text:tab/><text:tab/>m=mat[a][b];</text:p>
      <text:p text:style-name="P3"><text:tab/><text:tab/><text:tab/>}</text:p>
      <text:p text:style-name="P3"><text:tab/><text:tab/><text:tab/>if(a==b){</text:p>
      <text:p text:style-name="P3"><text:tab/><text:tab/><text:tab/><text:tab/>m2=mat2[a][b];</text:p>
      <text:p text:style-name="P3"><text:tab/><text:tab/><text:tab/>}</text:p>
      <text:p text:style-name="P3"><text:tab/><text:tab/>}</text:p>
      <text:p text:style-name="P3"><text:tab/>}</text:p>
      <text:p text:style-name="P3"/>
      <text:p text:style-name="P3"><text:tab/>for(a=2;a&lt;=0;a--){</text:p>
      <text:p text:style-name="P3"><text:tab/><text:tab/>for(b=2;b&lt;=0;b--){</text:p>
      <text:p text:style-name="P3"><text:tab/><text:tab/><text:tab/>if(a==b){</text:p>
      <text:p text:style-name="P3"><text:tab/><text:tab/><text:tab/><text:tab/>c=mat[a][b];</text:p>
      <text:p text:style-name="P3"><text:tab/><text:tab/><text:tab/>}</text:p>
      <text:p text:style-name="P3"><text:tab/><text:tab/><text:tab/>if(a==b){</text:p>
      <text:p text:style-name="P3"><text:tab/><text:tab/><text:tab/><text:tab/>d=mat2[a][b];</text:p>
      <text:p text:style-name="P3"><text:tab/><text:tab/><text:tab/>}</text:p>
      <text:p text:style-name="P3"><text:tab/><text:tab/>}</text:p>
      <text:p text:style-name="P3"><text:tab/>}</text:p>
      <text:p text:style-name="P3"/>
      <text:p text:style-name="P3"/>
      <text:p text:style-name="P3"><text:tab/>for(a=0;a&lt;3;a++){</text:p>
      <text:p text:style-name="P3"><text:tab/><text:tab/>for(b=0;b&lt;3;b++){</text:p>
      <text:p text:style-name="P3"><text:tab/><text:tab/><text:tab/>if(a==b){</text:p>
      <text:p text:style-name="P3"><text:tab/><text:tab/><text:tab/><text:tab/>mat3[a][b]=m*m2;</text:p>
      <text:p text:style-name="P3"><text:soft-page-break/><text:tab/><text:tab/><text:tab/>}</text:p>
      <text:p text:style-name="P3"><text:tab/><text:tab/><text:tab/>if(a!=b){</text:p>
      <text:p text:style-name="P3"><text:tab/><text:tab/><text:tab/><text:tab/>mat3[a][b]=c*d;</text:p>
      <text:p text:style-name="P3"><text:tab/><text:tab/><text:tab/>}</text:p>
      <text:p text:style-name="P3"><text:tab/><text:tab/>}</text:p>
      <text:p text:style-name="P3"><text:tab/>}</text:p>
      <text:p text:style-name="P3"/>
      <text:p text:style-name="P3"><text:tab/>for(a=0;a&lt;3;a++){</text:p>
      <text:p text:style-name="P3"><text:tab/><text:tab/>for(b=0;b&lt;3;b++){</text:p>
      <text:p text:style-name="P3"><text:tab/><text:tab/><text:tab/><text:span text:style-name="T2">printf("Os elementos da linha %d e coluna %d da matriz3 eh : %d\n",a,b,mat3[a][b]);</text:span></text:p>
      <text:p text:style-name="P3"><text:tab/><text:tab/>}</text:p>
      <text:p text:style-name="P3"><text:tab/>}</text:p>
      <text:p text:style-name="P3"/>
      <text:p text:style-name="P3"><text:tab/>return 0;</text:p>
      <text:p text:style-name="P3"/>
      <text:p text:style-name="P3">}</text:p>
      <text:p text:style-name="P3"><text:tab/><text:tab/><text:tab/></text:p>
      <text:p text:style-name="P3">–----------------------------------------------------------------------------------------------------------------------</text:p>
      <text:p text:style-name="P5">7 – Faça um programa que receba uma matriz de qualquer tamanho, pré definido pelo</text:p>
      <text:p text:style-name="P5">usuário, e mostre a sua transposta.</text:p>
      <text:p text:style-name="P3"/>
      <text:p text:style-name="P4">#include &lt;stdio.h&gt;</text:p>
      <text:p text:style-name="P4">#include &lt;stdlib.h&gt;</text:p>
      <text:p text:style-name="P4"/>
      <text:p text:style-name="P4">int main(){</text:p>
      <text:p text:style-name="P4"/>
      <text:p text:style-name="P4"><text:tab/>int n,i,j;</text:p>
      <text:p text:style-name="P4"/>
      <text:p text:style-name="P4"><text:tab/>printf("Determine o tamanho da matriz \n");</text:p>
      <text:p text:style-name="P4"><text:tab/>scanf("%d",&amp;n);</text:p>
      <text:p text:style-name="P4"/>
      <text:p text:style-name="P4"><text:tab/>int mat[n][n];</text:p>
      <text:p text:style-name="P4"><text:tab/>int mat2[n][n];</text:p>
      <text:p text:style-name="P4"/>
      <text:p text:style-name="P4"><text:tab/>printf("\n");</text:p>
      <text:p text:style-name="P4"/>
      <text:p text:style-name="P4"><text:tab/>for(i=0;i&lt;n;i++){</text:p>
      <text:p text:style-name="P4"><text:tab/><text:tab/>for(j=0;j&lt;n;j++){</text:p>
      <text:p text:style-name="P4"><text:tab/><text:tab/><text:tab/>printf("Informe valor da linha %d e coluna %d da matriz : ",i,j);</text:p>
      <text:p text:style-name="P4"><text:tab/><text:tab/><text:tab/>scanf("%d",&amp;mat[i][j]);</text:p>
      <text:p text:style-name="P4"><text:tab/><text:tab/>}</text:p>
      <text:p text:style-name="P4"><text:tab/>}</text:p>
      <text:p text:style-name="P4"/>
      <text:p text:style-name="P4"><text:tab/>printf("\n");</text:p>
      <text:p text:style-name="P4"/>
      <text:p text:style-name="P4"><text:tab/>for(i=0;i&lt;n;i++){</text:p>
      <text:p text:style-name="P4"><text:tab/><text:tab/>for(j=0;j&lt;n;j++){</text:p>
      <text:p text:style-name="P4"><text:tab/><text:tab/><text:tab/>mat2[i][j]=mat[j][i];</text:p>
      <text:p text:style-name="P4"><text:tab/><text:tab/><text:tab/></text:p>
      <text:p text:style-name="P4"><text:tab/><text:tab/>}</text:p>
      <text:p text:style-name="P4"><text:tab/>}</text:p>
      <text:p text:style-name="P4"/>
      <text:p text:style-name="P4"><text:soft-page-break/><text:tab/>printf("\n");</text:p>
      <text:p text:style-name="P4"/>
      <text:p text:style-name="P4"><text:tab/>for(i=0;i&lt;n;i++){</text:p>
      <text:p text:style-name="P4"><text:tab/><text:tab/>for(j=0;j&lt;n;j++){</text:p>
      <text:p text:style-name="P4"><text:tab/><text:tab/><text:tab/>printf("%d\t",mat2[i][j]);</text:p>
      <text:p text:style-name="P4"><text:tab/><text:tab/>}</text:p>
      <text:p text:style-name="P4"><text:tab/>}</text:p>
      <text:p text:style-name="P4"/>
      <text:p text:style-name="P4"/>
      <text:p text:style-name="P4"><text:tab/>system("pause");</text:p>
      <text:p text:style-name="P4"><text:tab/>return 0;</text:p>
      <text:p text:style-name="P4"/>
      <text:p text:style-name="P11">}</text:p>
      <text:p text:style-name="P4"/>
      <text:p text:style-name="P8"/>
      <text:p text:style-name="P5">8 – Faça um programa que receba duas matrizes e calcule a matriz adição resultante</text:p>
      <text:p text:style-name="P5">da soma das duas matrizes.</text:p>
      <text:p text:style-name="P3"><text:tab/></text:p>
      <text:p text:style-name="P3"/>
      <text:p text:style-name="P5">#include &lt;stdio.h&gt;</text:p>
      <text:p text:style-name="P5">#include &lt;stdlib.h&gt;</text:p>
      <text:p text:style-name="P5">#include &lt;time.h&gt;</text:p>
      <text:p text:style-name="P5">int main(){</text:p>
      <text:p text:style-name="P5"/>
      <text:p text:style-name="P5"><text:tab/>int mat[2][2];</text:p>
      <text:p text:style-name="P5"><text:tab/>int mat2[2][2];</text:p>
      <text:p text:style-name="P5"><text:tab/>int mat3[2][2];</text:p>
      <text:p text:style-name="P5"><text:tab/>int a,b;</text:p>
      <text:p text:style-name="P5"><text:tab/>int n;</text:p>
      <text:p text:style-name="P5"/>
      <text:p text:style-name="P5"><text:tab/></text:p>
      <text:p text:style-name="P5"/>
      <text:p text:style-name="P5"><text:tab/>srand(time(NULL));</text:p>
      <text:p text:style-name="P5"><text:tab/>for(a=0;a&lt;2;a++){</text:p>
      <text:p text:style-name="P5"><text:tab/><text:tab/>for(b=0;b&lt;2;b++){</text:p>
      <text:p text:style-name="P5"><text:tab/><text:tab/><text:tab/>n= (rand() % 100);</text:p>
      <text:p text:style-name="P5"><text:tab/><text:tab/><text:tab/>mat[a][b]=n;</text:p>
      <text:p text:style-name="P5"><text:tab/><text:tab/><text:tab/>printf("%d\n",mat[a][b]);</text:p>
      <text:p text:style-name="P5"><text:tab/><text:tab/>}</text:p>
      <text:p text:style-name="P5"><text:tab/>}</text:p>
      <text:p text:style-name="P5"/>
      <text:p text:style-name="P5"><text:tab/>printf("\n");</text:p>
      <text:p text:style-name="P5"/>
      <text:p text:style-name="P5"><text:tab/>srand(time(NULL));</text:p>
      <text:p text:style-name="P5"><text:tab/>for(a=0;a&lt;2;a++){</text:p>
      <text:p text:style-name="P5"><text:tab/><text:tab/>for(b=0;b&lt;2;b++){</text:p>
      <text:p text:style-name="P5"><text:tab/><text:tab/><text:tab/>n= (rand() % 100);</text:p>
      <text:p text:style-name="P5"><text:tab/><text:tab/><text:tab/>mat2[a][b]=n;</text:p>
      <text:p text:style-name="P5"><text:tab/><text:tab/><text:tab/>printf("%d\n",mat2[a][b]);</text:p>
      <text:p text:style-name="P5"><text:tab/><text:tab/>}</text:p>
      <text:p text:style-name="P5"><text:tab/>}</text:p>
      <text:p text:style-name="P5"/>
      <text:p text:style-name="P5"><text:soft-page-break/><text:tab/>printf("\n");</text:p>
      <text:p text:style-name="P5"/>
      <text:p text:style-name="P5"><text:tab/>for(a=0;a&lt;2;a++){</text:p>
      <text:p text:style-name="P5"><text:tab/><text:tab/>for(b=0;b&lt;2;b++){</text:p>
      <text:p text:style-name="P5"><text:tab/><text:tab/><text:tab/>mat3[a][b]=mat[a][b]+mat2[a][b];</text:p>
      <text:p text:style-name="P5"><text:tab/><text:tab/><text:tab/>printf("%d\t",mat3[a][b]);</text:p>
      <text:p text:style-name="P5"><text:tab/><text:tab/>}</text:p>
      <text:p text:style-name="P5"><text:tab/>}</text:p>
      <text:p text:style-name="P5"/>
      <text:p text:style-name="P5"><text:tab/>return 0;</text:p>
      <text:p text:style-name="P5"/>
      <text:p text:style-name="P5">}</text:p>
      <text:p text:style-name="P12"/>
      <text:p text:style-name="P5"/>
      <text:p text:style-name="P8">9 – Vamos supor que os seguintes valores são os preços dos produtos em 3</text:p>
      <text:p text:style-name="P8">supermercados distintos:</text:p>
      <text:p text:style-name="P8">A tabela seguinte mostra dois tipos de cestas (A e B) compostas com os produtos da</text:p>
      <text:p text:style-name="P8">tabela anterior.</text:p>
      <text:p text:style-name="P8">Faça um programa que determina o custo de cada cesta para cada estabelecimento, de</text:p>
      <text:p text:style-name="P8">tal forma que seja possível visualizar uma tabela resultante do produto dos valores das</text:p>
      <text:p text:style-name="P8">tabelas de estabelecimento x cesta.</text:p>
      <text:p text:style-name="P6"/>
      <text:p text:style-name="P8">#include &lt;stdio.h&gt;</text:p>
      <text:p text:style-name="P8"/>
      <text:p text:style-name="P8">int main(){</text:p>
      <text:p text:style-name="P8"/>
      <text:p text:style-name="P8"><text:tab/>float mat[3][3];</text:p>
      <text:p text:style-name="P8"><text:tab/>float mat2[3][2];</text:p>
      <text:p text:style-name="P8"><text:tab/>float mat3[3][2];</text:p>
      <text:p text:style-name="P8"><text:tab/>int a,b;</text:p>
      <text:p text:style-name="P8"/>
      <text:p text:style-name="P8"><text:tab/>mat[0][0]=1.50;</text:p>
      <text:p text:style-name="P8"><text:tab/>mat[0][1]=0.50;</text:p>
      <text:p text:style-name="P8"><text:tab/>mat[0][2]=0.80;</text:p>
      <text:p text:style-name="P8"><text:tab/>mat[1][0]=1.00;</text:p>
      <text:p text:style-name="P8"><text:tab/>mat[1][1]=0.70;</text:p>
      <text:p text:style-name="P8"><text:tab/>mat[1][2]=0.80;</text:p>
      <text:p text:style-name="P8"><text:tab/>mat[2][0]=2.00;</text:p>
      <text:p text:style-name="P8"><text:tab/>mat[2][1]=1.00;</text:p>
      <text:p text:style-name="P8"><text:tab/>mat[2][2]=1.50;</text:p>
      <text:p text:style-name="P8"/>
      <text:p text:style-name="P8"><text:tab/>for(a=0;a&lt;3;a++){</text:p>
      <text:p text:style-name="P8"><text:tab/><text:tab/>for(b=0;b&lt;3;b++){</text:p>
      <text:p text:style-name="P8"><text:tab/><text:tab/><text:tab/>printf("O elementos da linha e coluna da matriz1 sao : %7.2f\n",mat[a][b]);</text:p>
      <text:p text:style-name="P8"><text:tab/><text:tab/>}</text:p>
      <text:p text:style-name="P8"><text:tab/>}</text:p>
      <text:p text:style-name="P8"/>
      <text:p text:style-name="P8"><text:tab/>printf("\n");</text:p>
      <text:p text:style-name="P8"/>
      <text:p text:style-name="P8"><text:tab/>mat2[0][0]=2;</text:p>
      <text:p text:style-name="P8"><text:tab/>mat2[0][1]=6;</text:p>
      <text:p text:style-name="P8"><text:tab/>mat2[1][0]=5;</text:p>
      <text:p text:style-name="P8"><text:soft-page-break/><text:tab/>mat2[1][1]=2;</text:p>
      <text:p text:style-name="P8"><text:tab/>mat2[2][0]=3;<text:tab/></text:p>
      <text:p text:style-name="P8"><text:tab/>mat2[2][1]=4;</text:p>
      <text:p text:style-name="P8"/>
      <text:p text:style-name="P8"><text:tab/>for(a=0;a&lt;3;a++){</text:p>
      <text:p text:style-name="P8"><text:tab/><text:tab/>for(b=0;b&lt;2;b++){</text:p>
      <text:p text:style-name="P8"><text:tab/><text:tab/><text:tab/>printf("O elementos da linha e coluna da matriz2 sao :%7.0f\n",mat2[a][b]);</text:p>
      <text:p text:style-name="P8"><text:tab/><text:tab/>}</text:p>
      <text:p text:style-name="P8"><text:tab/>}</text:p>
      <text:p text:style-name="P8"/>
      <text:p text:style-name="P8"><text:tab/>printf("\n");</text:p>
      <text:p text:style-name="P8"/>
      <text:p text:style-name="P8"><text:tab/>for(a=0;a&lt;3;a++){</text:p>
      <text:p text:style-name="P8"><text:tab/><text:tab/>for(b=0;b&lt;2;b++){</text:p>
      <text:p text:style-name="P8"><text:tab/><text:tab/><text:tab/>mat3[a][b]=mat[a][b]*mat2[a][b];</text:p>
      <text:p text:style-name="P8"><text:tab/><text:tab/><text:tab/>printf("O elementos da linha <text:s/>e coluna da matriz3 sao :%7.2f\n",mat3[a][b]);</text:p>
      <text:p text:style-name="P8"><text:tab/><text:tab/>}</text:p>
      <text:p text:style-name="P8"><text:tab/>}</text:p>
      <text:p text:style-name="P8"/>
      <text:p text:style-name="P8"><text:tab/>return 0;</text:p>
      <text:p text:style-name="P8"/>
      <text:p text:style-name="P8">}</text:p>
      <text:p text:style-name="P13"/>
      <text:p text:style-name="P8"/>
      <text:p text:style-name="P8"/>
      <text:p text:style-name="P5">10. Faça um programa que recebe duas matrizes de ordem qualquer e calcula/mostra a</text:p>
      <text:p text:style-name="P5">matriz resultante do seu produto.</text:p>
      <text:p text:style-name="P5"/>
      <text:p text:style-name="P5">#include &lt;stdio.h&gt;</text:p>
      <text:p text:style-name="P5">#include &lt;stdlib.h&gt;</text:p>
      <text:p text:style-name="P5">#include &lt;time.h&gt;</text:p>
      <text:p text:style-name="P5"/>
      <text:p text:style-name="P5">int main(){</text:p>
      <text:p text:style-name="P5"/>
      <text:p text:style-name="P5"><text:tab/>int mat[2][2];</text:p>
      <text:p text:style-name="P5"><text:tab/>int mat2[2][2];</text:p>
      <text:p text:style-name="P5"><text:tab/>int mat3[2][2];</text:p>
      <text:p text:style-name="P5"><text:tab/>int a,b;</text:p>
      <text:p text:style-name="P5"><text:tab/>int n;</text:p>
      <text:p text:style-name="P5"/>
      <text:p text:style-name="P5"><text:tab/></text:p>
      <text:p text:style-name="P5"/>
      <text:p text:style-name="P5"><text:tab/>srand(time(NULL));</text:p>
      <text:p text:style-name="P5"><text:tab/>for(a=0;a&lt;2;a++){</text:p>
      <text:p text:style-name="P5"><text:tab/><text:tab/>for(b=0;b&lt;2;b++){</text:p>
      <text:p text:style-name="P5"><text:tab/><text:tab/><text:tab/>n= (rand() % 100);</text:p>
      <text:p text:style-name="P5"><text:tab/><text:tab/><text:tab/>mat[a][b]=n;</text:p>
      <text:p text:style-name="P5"><text:tab/><text:tab/><text:tab/>printf("%d\n",mat[a][b]);</text:p>
      <text:p text:style-name="P5"><text:tab/><text:tab/>}</text:p>
      <text:p text:style-name="P5"><text:tab/>}</text:p>
      <text:p text:style-name="P5"/>
      <text:p text:style-name="P5"><text:tab/>printf("\n");</text:p>
      <text:p text:style-name="P5"><text:soft-page-break/></text:p>
      <text:p text:style-name="P5"><text:tab/>srand(time(NULL));</text:p>
      <text:p text:style-name="P5"><text:tab/>for(a=0;a&lt;2;a++){</text:p>
      <text:p text:style-name="P5"><text:tab/><text:tab/>for(b=0;b&lt;2;b++){</text:p>
      <text:p text:style-name="P5"><text:tab/><text:tab/><text:tab/>n= (rand() % 100);</text:p>
      <text:p text:style-name="P5"><text:tab/><text:tab/><text:tab/>mat2[a][b]=n;</text:p>
      <text:p text:style-name="P5"><text:tab/><text:tab/><text:tab/>printf("%d\n",mat2[a][b]);</text:p>
      <text:p text:style-name="P5"><text:tab/><text:tab/>}</text:p>
      <text:p text:style-name="P5"><text:tab/>}</text:p>
      <text:p text:style-name="P5"/>
      <text:p text:style-name="P5"><text:tab/>printf("\n");</text:p>
      <text:p text:style-name="P5"/>
      <text:p text:style-name="P5"><text:tab/>for(a=0;a&lt;2;a++){</text:p>
      <text:p text:style-name="P5"><text:tab/><text:tab/>for(b=0;b&lt;2;b++){</text:p>
      <text:p text:style-name="P5"><text:tab/><text:tab/><text:tab/>mat3[a][b]=mat[a][b]*mat2[a][b];</text:p>
      <text:p text:style-name="P5"><text:tab/><text:tab/><text:tab/>printf("%d\t",mat3[a][b]);</text:p>
      <text:p text:style-name="P5"><text:tab/><text:tab/>}</text:p>
      <text:p text:style-name="P5"><text:tab/>}</text:p>
      <text:p text:style-name="P5"/>
      <text:p text:style-name="P5"><text:tab/>return 0;</text:p>
      <text:p text:style-name="P5"/>
      <text:p text:style-name="P5">}</text:p>
      <text:p text:style-name="P12"/>
      <text:p text:style-name="P5"/>
      <text:p text:style-name="P5"/>
      <text:p text:style-name="P5"><text:tab/><text:tab/><text:tab/></text:p>
      <text:p text:style-name="P5"><text:tab/></text:p>
      <text:p text:style-name="P5"/>
      <text:p text:style-name="P5"><text:tab/><text:tab/><text:tab/></text:p>
      <text:p text:style-name="P5"><text:tab/></text:p>
      <text:p text:style-name="P2"/>
      <text:p text:style-name="P2"><text:span text:style-name="T1"><text:tab/></text:span><text:tab/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5:48:52.849943771</meta:creation-date>
    <dc:date>2016-05-29T19:17:14.182883717</dc:date>
    <meta:editing-duration>PT26M57S</meta:editing-duration>
    <meta:editing-cycles>1</meta:editing-cycles>
    <meta:document-statistic meta:table-count="0" meta:image-count="0" meta:object-count="0" meta:page-count="8" meta:paragraph-count="298" meta:word-count="673" meta:character-count="5648" meta:non-whitespace-character-count="4796"/>
    <meta:generator>LibreOffice/5.0.5.2$Linux_x86 LibreOffice_project/00m0$Build-2</meta:generator>
  </office:meta>
</office:document-meta>
</file>